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6cm" fo:margin-right="0cm" text:enable-numbering="false" fo:text-indent="-0.6cm"/>
    </style:style>
    <style:style style:name="P8" style:family="paragraph">
      <style:paragraph-properties fo:margin-left="3.6cm" fo:margin-right="0cm" text:enable-numbering="false" fo:text-indent="-0.6cm"/>
      <style:text-properties fo:color="#23ff23" fo:font-size="20pt" fo:font-weight="bold"/>
    </style:style>
    <style:style style:name="P9" style:family="paragraph">
      <style:paragraph-properties fo:margin-left="0.508cm" fo:margin-right="0cm" fo:text-align="start" text:enable-numbering="false" fo:text-indent="-0.508cm"/>
    </style:style>
    <style:style style:name="P10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1.2cm" fo:margin-right="0cm" fo:text-align="start" fo:text-indent="-0.9cm"/>
    </style:style>
    <style:style style:name="P14" style:family="paragraph">
      <style:paragraph-properties fo:margin-left="2.4cm" fo:margin-right="0cm" fo:text-align="start" fo:text-indent="-0.8cm"/>
    </style:style>
    <style:style style:name="P15" style:family="paragraph">
      <style:paragraph-properties fo:margin-left="3.6cm" fo:margin-right="0cm" fo:text-align="start" fo:text-indent="-0.6cm"/>
    </style:style>
    <style:style style:name="P1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23ff23" fo:font-size="22pt" fo:font-weight="bold"/>
    </style:style>
    <style:style style:name="T5" style:family="text">
      <style:text-properties fo:color="#ffcc99" fo:font-size="22pt" fo:font-weight="bold"/>
    </style:style>
    <style:style style:name="T6" style:family="text">
      <style:text-properties fo:color="#23ff23" fo:font-size="20pt" fo:font-weight="bold"/>
    </style:style>
    <style:style style:name="T7" style:family="text">
      <style:text-properties fo:font-size="18pt" fo:font-style="italic" fo:font-weight="bold"/>
    </style:style>
    <style:style style:name="T8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6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namespaces</presentation:footer-decl>
      <presentation:footer-decl presentation:name="ftr2">CMPTxxxx</presentation:footer-decl>
      <presentation:date-time-decl presentation:name="dtd1" presentation:source="fixed">14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0.0-10.7, Py tut §9.0-9.2:<text:line-break/><text:tab/><text:tab/>Namespaces and Scope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4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amespac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 <text:span text:style-name="T1">namespace</text:span> is a mapping from <text:span text:style-name="T1">names</text:span> (identifiers) to <text:span text:style-name="T1">objec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ath.pi</text:span> is a <text:span text:style-name="T1">mapping</text:span> from the name '<text:span text:style-name="T2">pi</text:span>' to the float object <text:span text:style-name="T2">3.1415926535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math.pi</text:span> is in the <text:span text:style-name="T1">namespace</text:span> provided by the <text:span text:style-name="T2">math</text:span> standard library module</text:p>
                  </text:list-item>
                </text:list>
              </text:list-item>
            </text:list>
            <text:list text:style-name="L3">
              <text:list-item>
                <text:p text:style-name="P3">At a given point in the execution of a program, any number of namespaces may be <text:span text:style-name="T1">current</text:span>:</text:p>
              </text:list-item>
            </text:list>
            <text:list text:style-name="L3">
              <text:list-item>
                <text:list>
                  <text:list-item>
                    <text:p text:style-name="P4">Defines what names are <text:span text:style-name="T1">valid</text:span> at that poi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namespac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The <text:span text:style-name="T1">default</text:span> namespace is present as long as the Python interpreter/compiler is activ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Contains</text:span><text:span text:style-name="T1"> built-in</text:span> names like <text:span text:style-name="T2">abs(), float(), ZeroDivisionError</text:span>, etc.</text:p>
                  </text:list-item>
                </text:list>
              </text:list-item>
            </text:list>
            <text:list text:style-name="L3">
              <text:list-item>
                <text:p text:style-name="P3">Each <text:span text:style-name="T1">module</text:span> has a <text:span text:style-name="T1">global</text:span> namespace visible everywhere in that module</text:p>
              </text:list-item>
            </text:list>
            <text:list text:style-name="L3">
              <text:list-item>
                <text:list>
                  <text:list-item>
                    <text:p text:style-name="P4">Variables defined in the outermost level of your Python <text:span text:style-name="T1">file</text:span></text:p>
                  </text:list-item>
                </text:list>
              </text:list-item>
            </text:list>
            <text:list text:style-name="L3">
              <text:list-item>
                <text:p text:style-name="P3">Each <text:span text:style-name="T1">function</text:span> invocation and <text:span text:style-name="T1">class</text:span> definition also defines a new <text:span text:style-name="T1">local</text:span> namespace</text:p>
              </text:list-item>
            </text:list>
            <text:list text:style-name="L3">
              <text:list-item>
                <text:list>
                  <text:list-item>
                    <text:p text:style-name="P4">Can be <text:span text:style-name="T1">nes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amespaces avoid name collisi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point of namespaces is to avoid <text:span text:style-name="T1">name collision:</text:span></text:p>
              </text:list-item>
            </text:list>
            <text:list text:style-name="L3">
              <text:list-item>
                <text:p text:style-name="P3">Names defined in one namespace do not <text:span text:style-name="T1">conflict</text:span> with names defined in another namespac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import ma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print math.pi</text:span><text:span text:style-name="T4"><text:tab/></text:span><text:span text:style-name="T4"><text:tab/></text:span><text:span text:style-name="T5"># namespace of math modu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pi = 3</text:span><text:span text:style-name="T4"><text:tab/></text:span><text:span text:style-name="T4"><text:tab/></text:span><text:span text:style-name="T4"><text:tab/></text:span><text:span text:style-name="T4"><text:tab/></text:span><text:span text:style-name="T5"># namespace of current file: __main__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wo <text:span text:style-name="T1">libraries</text:span>, or two <text:span text:style-name="T1">classes</text:span>, can define functions with the <text:span text:style-name="T1">same</text:span> name without conflic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mplex.add()</text:span> and <text:span text:style-name="T2">Fraction.add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of namespaces</text:p>
          </draw:text-box>
        </draw:frame>
        <draw:frame presentation:style-name="pr7" draw:text-style-name="P8" draw:layer="layout" svg:width="13.346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G1 = 'global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def factorial(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L1 = 'local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if n == 0 or n == 1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6">return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10" draw:id="id1" draw:layer="layout" svg:width="8.819cm" svg:height="2.434cm" svg:x="17.569cm" svg:y="4.374cm">
          <text:p text:style-name="P9"><text:span text:style-name="T7">File module's global</text:span><text:span text:style-name="T7"><text:line-break/></text:span><text:span text:style-name="T7">namespace (__main__)</text:span></text:p>
        </draw:rect>
        <draw:rect draw:style-name="gr3" draw:text-style-name="P10" draw:id="id3" draw:layer="layout" svg:width="8.464cm" svg:height="2.434cm" svg:x="18.347cm" svg:y="8.749cm">
          <text:p text:style-name="P9"><text:span text:style-name="T7">Local namespace for</text:span><text:span text:style-name="T7"><text:line-break/></text:span><text:span text:style-name="T7">each call to factorial</text:span></text:p>
        </draw:rect>
        <draw:custom-shape draw:style-name="gr4" draw:text-style-name="P11" draw:id="id2" draw:layer="layout" svg:width="13.088cm" svg:height="10.583cm" svg:x="2.329cm" svg:y="4.09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id="id4" draw:layer="layout" svg:width="10.794cm" svg:height="6.245cm" svg:x="4.093cm" svg:y="7.93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1" draw:layer="layout" draw:type="curve" svg:x1="17.569cm" svg:y1="5.591cm" svg:x2="15.417cm" svg:y2="9.383cm" draw:start-shape="id1" draw:start-glue-point="3" draw:end-shape="id2" draw:end-glue-point="1">
          <text:p text:style-name="P1"/>
        </draw:connector>
        <draw:connector draw:style-name="gr5" draw:text-style-name="P11" draw:layer="layout" draw:type="curve" svg:x1="18.347cm" svg:y1="9.966cm" svg:x2="14.887cm" svg:y2="11.058cm" draw:start-shape="id3" draw:start-glue-point="3" draw:end-shape="id4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“A <text:span text:style-name="T1">scope</text:span> is a <text:span text:style-name="T1">textual</text:span> region of a Python program where a namespace is <text:span text:style-name="T1">directly</text:span> <text:span text:style-name="T1">accessible</text:span>.”</text:p>
              </text:list-item>
            </text:list>
            <text:list text:style-name="L3">
              <text:list-item>
                <text:list>
                  <text:list-item>
                    <text:p text:style-name="P4">Can access without using <text:span text:style-name="T1">module</text:span>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e.g., <text:span text:style-name="T2">pi</text:span> rather than <text:span text:style-name="T2">math.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cope deals with the <text:span text:style-name="T1">order</text:span> in which namespaces are searched to <text:span text:style-name="T1">resolve</text:span> a name</text:p>
              </text:list-item>
            </text:list>
            <text:list text:style-name="L3">
              <text:list-item>
                <text:list>
                  <text:list-item>
                    <text:p text:style-name="P4">First search <text:span text:style-name="T1">local</text:span>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n search <text:span text:style-name="T1">enclosing</text:span> functions/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n search <text:span text:style-name="T1">global</text:span> scope for that file/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n search <text:span text:style-name="T1">built-in</text:span> nam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New names add to local scop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New names are <text:span text:style-name="T1">created</text:span> b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ssignment</text:span>: <text:span text:style-name="T2">x =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unction</text:span> definitions: <text:span text:style-name="T2">def factorial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</text:span> definitions: <text:span text:style-name="T2">class Fraction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mports</text:span>: <text:span text:style-name="T2">from math import *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New</text:span> names always add to the <text:span text:style-name="T1">local</text:span> scop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def distance(x1, y1, x2, y2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from math import sq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return sqrt((x2-x1)**2 + (y2-y1)**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qr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# not defined her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<text:span text:style-name="T8">global</text:span> directiv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Names outside the <text:span text:style-name="T1">local</text:span> scope are <text:span text:style-name="T1">read-only</text:span></text:p>
              </text:list-item>
            </text:list>
            <text:list text:style-name="L3">
              <text:list-item>
                <text:list>
                  <text:list-item>
                    <text:p text:style-name="P4">Attempts to <text:span text:style-name="T1">modify</text:span> them result in creating a new <text:span text:style-name="T1">local cop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G1 = 'global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def fun(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G1 = 'local'</text:span><text:span text:style-name="T4"><text:tab/></text:span><text:span text:style-name="T4"><text:tab/></text:span><text:span text:style-name="T5"># creates local copy of G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fu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G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# G1 is unchang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<text:span text:style-name="T2">global</text:span> directive says that references to those names refer to the file/module's <text:span text:style-name="T1">global</text:span> scop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acktracking: recursion appl.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Knight's tour</text:span> classic chess problem:</text:p>
              </text:list-item>
            </text:list>
            <text:list text:style-name="L3">
              <text:list-item>
                <text:list>
                  <text:list-item>
                    <text:p text:style-name="P4">Find a sequence of legal <text:span text:style-name="T1">knight</text:span> moves that touches <text:span text:style-name="T1">every square</text:span> of the board o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Input: <text:span text:style-name="T1">size</text:span> of board, <text:span text:style-name="T1">starting</text:span> pos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Output: sequence of board <text:span text:style-name="T1">coordinates</text:span> (x,y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Algorithm:</text:p>
              </text:list-item>
            </text:list>
            <text:list text:style-name="L3">
              <text:list-item>
                <text:list>
                  <text:list-item>
                    <text:p text:style-name="P14">Find <text:span text:style-name="T1">possible</text:span> moves from current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Omit squares we've already <text:span text:style-name="T1">touch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For each move, take the move and <text:span text:style-name="T1">recur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If no possible moves, <text:span text:style-name="T1">return</text:span> (backtrack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08</text:span> due tonight:</text:p>
              </text:list-item>
            </text:list>
            <text:list text:style-name="L3">
              <text:list-item>
                <text:list>
                  <text:list-item>
                    <text:p text:style-name="P4">Robust user inpu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Quiz08</text:span> on Fri</text:p>
              </text:list-item>
            </text:list>
            <text:list text:style-name="L3">
              <text:list-item>
                <text:p text:style-name="P3"><text:span text:style-name="T1">Midterm</text:span> next week: Wed 21Nov</text:p>
              </text:list-item>
            </text:list>
            <text:list text:style-name="L3">
              <text:list-item>
                <text:list>
                  <text:list-item>
                    <text:p text:style-name="P4">Covers lectures #25-38 (through toda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2 chs8-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 ch11-17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thon.org tutorial ch8, 9.0-9.2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14T16:01:18</dc:date>
    <meta:editing-cycles>45</meta:editing-cycles>
    <meta:editing-duration>PT21H13M19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